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557cm" fo:min-width="1.55cm"/>
      <style:paragraph-properties style:writing-mode="lr-tb"/>
    </style:style>
    <style:style style:name="gr2" style:family="graphic" style:parent-style-name="objectwithoutfill">
      <style:graphic-properties draw:fill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06cm" fo:min-width="3.3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5cm" svg:height="3.807cm" draw:transform="skewX (0.000349065850398866) rotate (1.5694000633933) translate (7.569cm 9.275cm)">
          <text:p text:style-name="P1"><text:span text:style-name="T1">Poseidon</text:span></text:p>
          <text:p text:style-name="P1"><text:span text:style-name="T1">Hash</text:span></text:p>
          <draw:enhanced-geometry svg:viewBox="0 0 21600 21600" draw:type="rectangle" draw:enhanced-path="M 0 0 L 21600 0 21600 21600 0 21600 0 0 Z N"/>
        </draw:custom-shape>
        <draw:line draw:style-name="gr2" draw:text-style-name="P2" xml:id="id2" draw:id="id2" draw:layer="layout" svg:x1="7.86cm" svg:y1="10.154cm" svg:x2="7.861cm" svg:y2="9.276cm">
          <text:p/>
        </draw:line>
        <draw:line draw:style-name="gr2" draw:text-style-name="P2" xml:id="id4" draw:id="id4" draw:layer="layout" svg:x1="8.153cm" svg:y1="10.154cm" svg:x2="8.154cm" svg:y2="9.276cm">
          <text:p/>
        </draw:line>
        <draw:line draw:style-name="gr2" draw:text-style-name="P2" xml:id="id6" draw:id="id6" draw:layer="layout" svg:x1="8.446cm" svg:y1="10.155cm" svg:x2="8.447cm" svg:y2="9.277cm">
          <text:p/>
        </draw:line>
        <draw:line draw:style-name="gr2" draw:text-style-name="P2" xml:id="id8" draw:id="id8" draw:layer="layout" svg:x1="8.739cm" svg:y1="10.155cm" svg:x2="8.74cm" svg:y2="9.277cm">
          <text:p/>
        </draw:line>
        <draw:line draw:style-name="gr2" draw:text-style-name="P2" xml:id="id10" draw:id="id10" draw:layer="layout" svg:x1="9.032cm" svg:y1="10.156cm" svg:x2="9.033cm" svg:y2="9.278cm">
          <text:p/>
        </draw:line>
        <draw:line draw:style-name="gr2" draw:text-style-name="P2" xml:id="id12" draw:id="id12" draw:layer="layout" svg:x1="9.324cm" svg:y1="10.156cm" svg:x2="9.325cm" svg:y2="9.278cm">
          <text:p/>
        </draw:line>
        <draw:line draw:style-name="gr2" draw:text-style-name="P2" xml:id="id14" draw:id="id14" draw:layer="layout" svg:x1="9.617cm" svg:y1="10.157cm" svg:x2="9.618cm" svg:y2="9.279cm">
          <text:p/>
        </draw:line>
        <draw:line draw:style-name="gr2" draw:text-style-name="P2" xml:id="id16" draw:id="id16" draw:layer="layout" svg:x1="9.91cm" svg:y1="10.157cm" svg:x2="9.911cm" svg:y2="9.279cm">
          <text:p/>
        </draw:line>
        <draw:line draw:style-name="gr2" draw:text-style-name="P2" draw:layer="layout" svg:x1="10.203cm" svg:y1="10.158cm" svg:x2="10.204cm" svg:y2="9.28cm">
          <text:p/>
        </draw:line>
        <draw:line draw:style-name="gr2" draw:text-style-name="P2" draw:layer="layout" svg:x1="10.496cm" svg:y1="10.158cm" svg:x2="10.497cm" svg:y2="9.28cm">
          <text:p/>
        </draw:line>
        <draw:line draw:style-name="gr2" draw:text-style-name="P2" draw:layer="layout" svg:x1="10.789cm" svg:y1="10.159cm" svg:x2="10.79cm" svg:y2="9.281cm">
          <text:p/>
        </draw:line>
        <draw:line draw:style-name="gr2" draw:text-style-name="P2" draw:layer="layout" svg:x1="11.081cm" svg:y1="10.159cm" svg:x2="11.082cm" svg:y2="9.281cm">
          <text:p/>
        </draw:line>
        <draw:line draw:style-name="gr2" draw:text-style-name="P2" xml:id="id33" draw:id="id33" draw:layer="layout" svg:x1="9.036cm" svg:y1="7.228cm" svg:x2="9.037cm" svg:y2="6.35cm">
          <text:p/>
        </draw:line>
        <draw:line draw:style-name="gr2" draw:text-style-name="P2" xml:id="id35" draw:id="id35" draw:layer="layout" svg:x1="9.329cm" svg:y1="7.228cm" svg:x2="9.33cm" svg:y2="6.35cm">
          <text:p/>
        </draw:line>
        <draw:line draw:style-name="gr2" draw:text-style-name="P2" xml:id="id37" draw:id="id37" draw:layer="layout" svg:x1="9.622cm" svg:y1="7.228cm" svg:x2="9.623cm" svg:y2="6.35cm">
          <text:p/>
        </draw:line>
        <draw:line draw:style-name="gr2" draw:text-style-name="P2" xml:id="id39" draw:id="id39" draw:layer="layout" svg:x1="9.915cm" svg:y1="7.229cm" svg:x2="9.916cm" svg:y2="6.351cm">
          <text:p/>
        </draw:line>
        <draw:line draw:style-name="gr2" draw:text-style-name="P2" xml:id="id1" draw:id="id1" draw:layer="layout" svg:x1="5.912cm" svg:y1="13.248cm" svg:x2="5.913cm" svg:y2="12.37cm">
          <text:p/>
        </draw:line>
        <draw:line draw:style-name="gr2" draw:text-style-name="P2" xml:id="id3" draw:id="id3" draw:layer="layout" svg:x1="6.205cm" svg:y1="13.248cm" svg:x2="6.206cm" svg:y2="12.37cm">
          <text:p/>
        </draw:line>
        <draw:line draw:style-name="gr2" draw:text-style-name="P2" xml:id="id5" draw:id="id5" draw:layer="layout" svg:x1="6.498cm" svg:y1="13.248cm" svg:x2="6.499cm" svg:y2="12.37cm">
          <text:p/>
        </draw:line>
        <draw:line draw:style-name="gr2" draw:text-style-name="P2" xml:id="id7" draw:id="id7" draw:layer="layout" svg:x1="6.791cm" svg:y1="13.249cm" svg:x2="6.792cm" svg:y2="12.371cm">
          <text:p/>
        </draw:line>
        <draw:line draw:style-name="gr2" draw:text-style-name="P2" xml:id="id9" draw:id="id9" draw:layer="layout" svg:x1="11.14cm" svg:y1="13.187cm" svg:x2="11.141cm" svg:y2="12.309cm">
          <text:p/>
        </draw:line>
        <draw:line draw:style-name="gr2" draw:text-style-name="P2" xml:id="id11" draw:id="id11" draw:layer="layout" svg:x1="11.433cm" svg:y1="13.187cm" svg:x2="11.434cm" svg:y2="12.309cm">
          <text:p/>
        </draw:line>
        <draw:line draw:style-name="gr2" draw:text-style-name="P2" xml:id="id13" draw:id="id13" draw:layer="layout" svg:x1="11.726cm" svg:y1="13.187cm" svg:x2="11.727cm" svg:y2="12.309cm">
          <text:p/>
        </draw:line>
        <draw:line draw:style-name="gr2" draw:text-style-name="P2" xml:id="id15" draw:id="id15" draw:layer="layout" svg:x1="12.019cm" svg:y1="13.188cm" svg:x2="12.02cm" svg:y2="12.31cm">
          <text:p/>
        </draw:line>
        <draw:connector draw:style-name="gr2" draw:text-style-name="P2" draw:layer="layout" draw:type="line" svg:x1="5.912cm" svg:y1="12.37cm" svg:x2="7.86cm" svg:y2="10.154cm" draw:start-shape="id1" draw:start-glue-point="0" draw:end-shape="id2" draw:end-glue-point="2" svg:d="M5912 12370l1948-2216" svg:viewBox="0 0 1949 2217">
          <text:p/>
        </draw:connector>
        <draw:connector draw:style-name="gr2" draw:text-style-name="P2" draw:layer="layout" draw:type="line" svg:x1="6.205cm" svg:y1="12.37cm" svg:x2="8.153cm" svg:y2="10.154cm" draw:start-shape="id3" draw:start-glue-point="0" draw:end-shape="id4" draw:end-glue-point="2" svg:d="M6205 12370l1948-2216" svg:viewBox="0 0 1949 2217">
          <text:p/>
        </draw:connector>
        <draw:connector draw:style-name="gr2" draw:text-style-name="P2" draw:layer="layout" draw:type="line" svg:x1="6.498cm" svg:y1="12.37cm" svg:x2="8.446cm" svg:y2="10.155cm" draw:start-shape="id5" draw:start-glue-point="0" draw:end-shape="id6" draw:end-glue-point="2" svg:d="M6498 12370l1948-2215" svg:viewBox="0 0 1949 2216">
          <text:p/>
        </draw:connector>
        <draw:connector draw:style-name="gr2" draw:text-style-name="P2" draw:layer="layout" draw:type="line" svg:x1="6.791cm" svg:y1="12.371cm" svg:x2="8.739cm" svg:y2="10.155cm" draw:start-shape="id7" draw:start-glue-point="0" draw:end-shape="id8" draw:end-glue-point="2" svg:d="M6791 12371l1948-2216" svg:viewBox="0 0 1949 2217">
          <text:p/>
        </draw:connector>
        <draw:connector draw:style-name="gr2" draw:text-style-name="P2" draw:layer="layout" draw:type="line" svg:x1="11.14cm" svg:y1="12.309cm" svg:x2="9.032cm" svg:y2="10.156cm" draw:start-shape="id9" draw:start-glue-point="0" draw:end-shape="id10" draw:end-glue-point="2" svg:d="M11140 12309l-2108-2153" svg:viewBox="0 0 2109 2154">
          <text:p/>
        </draw:connector>
        <draw:connector draw:style-name="gr2" draw:text-style-name="P2" draw:layer="layout" draw:type="line" svg:x1="11.433cm" svg:y1="12.309cm" svg:x2="9.324cm" svg:y2="10.156cm" draw:start-shape="id11" draw:start-glue-point="0" draw:end-shape="id12" draw:end-glue-point="2" svg:d="M11433 12309l-2109-2153" svg:viewBox="0 0 2110 2154">
          <text:p/>
        </draw:connector>
        <draw:connector draw:style-name="gr2" draw:text-style-name="P2" draw:layer="layout" draw:type="line" svg:x1="11.726cm" svg:y1="12.309cm" svg:x2="9.617cm" svg:y2="10.157cm" draw:start-shape="id13" draw:start-glue-point="0" draw:end-shape="id14" draw:end-glue-point="2" svg:d="M11726 12309l-2109-2152" svg:viewBox="0 0 2110 2153">
          <text:p/>
        </draw:connector>
        <draw:connector draw:style-name="gr2" draw:text-style-name="P2" draw:layer="layout" draw:type="line" svg:x1="12.019cm" svg:y1="12.31cm" svg:x2="9.91cm" svg:y2="10.157cm" draw:start-shape="id15" draw:start-glue-point="0" draw:end-shape="id16" draw:end-glue-point="2" svg:d="M12019 12310l-2109-2153" svg:viewBox="0 0 2110 2154">
          <text:p/>
        </draw:connector>
        <draw:frame draw:style-name="gr3" draw:text-style-name="P3" draw:layer="layout" svg:width="0.853cm" svg:height="0.962cm" svg:x="10.16cm" svg:y="9.843cm">
          <draw:text-box>
            <text:p>0</text:p>
          </draw:text-box>
        </draw:frame>
        <draw:custom-shape draw:style-name="gr4" draw:text-style-name="P1" draw:layer="layout" svg:width="3.81cm" svg:height="2.056cm" svg:x="9.525cm" svg:y="13.184cm">
          <text:p text:style-name="P1"><text:span text:style-name="T1">Leaf 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2.056cm" svg:x="4.445cm" svg:y="13.184cm">
          <text:p text:style-name="P1"><text:span text:style-name="T1">Leaf 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5cm" svg:height="3.807cm" draw:transform="skewX (0.000349065850398866) rotate (1.5694000633933) translate (17.094cm 9.275cm)">
          <text:p text:style-name="P1"><text:span text:style-name="T1">Poseidon</text:span></text:p>
          <text:p text:style-name="P1"><text:span text:style-name="T1">Hash</text:span></text:p>
          <draw:enhanced-geometry svg:viewBox="0 0 21600 21600" draw:type="rectangle" draw:enhanced-path="M 0 0 L 21600 0 21600 21600 0 21600 0 0 Z N"/>
        </draw:custom-shape>
        <draw:line draw:style-name="gr2" draw:text-style-name="P2" xml:id="id18" draw:id="id18" draw:layer="layout" svg:x1="17.385cm" svg:y1="10.154cm" svg:x2="17.386cm" svg:y2="9.276cm">
          <text:p/>
        </draw:line>
        <draw:line draw:style-name="gr2" draw:text-style-name="P2" xml:id="id20" draw:id="id20" draw:layer="layout" svg:x1="17.678cm" svg:y1="10.154cm" svg:x2="17.679cm" svg:y2="9.276cm">
          <text:p/>
        </draw:line>
        <draw:line draw:style-name="gr2" draw:text-style-name="P2" xml:id="id22" draw:id="id22" draw:layer="layout" svg:x1="17.971cm" svg:y1="10.155cm" svg:x2="17.972cm" svg:y2="9.277cm">
          <text:p/>
        </draw:line>
        <draw:line draw:style-name="gr2" draw:text-style-name="P2" xml:id="id24" draw:id="id24" draw:layer="layout" svg:x1="18.264cm" svg:y1="10.155cm" svg:x2="18.265cm" svg:y2="9.277cm">
          <text:p/>
        </draw:line>
        <draw:line draw:style-name="gr2" draw:text-style-name="P2" xml:id="id26" draw:id="id26" draw:layer="layout" svg:x1="18.557cm" svg:y1="10.156cm" svg:x2="18.558cm" svg:y2="9.278cm">
          <text:p/>
        </draw:line>
        <draw:line draw:style-name="gr2" draw:text-style-name="P2" xml:id="id28" draw:id="id28" draw:layer="layout" svg:x1="18.849cm" svg:y1="10.156cm" svg:x2="18.85cm" svg:y2="9.278cm">
          <text:p/>
        </draw:line>
        <draw:line draw:style-name="gr2" draw:text-style-name="P2" xml:id="id30" draw:id="id30" draw:layer="layout" svg:x1="19.142cm" svg:y1="10.157cm" svg:x2="19.143cm" svg:y2="9.279cm">
          <text:p/>
        </draw:line>
        <draw:line draw:style-name="gr2" draw:text-style-name="P2" xml:id="id32" draw:id="id32" draw:layer="layout" svg:x1="19.435cm" svg:y1="10.157cm" svg:x2="19.436cm" svg:y2="9.279cm">
          <text:p/>
        </draw:line>
        <draw:line draw:style-name="gr2" draw:text-style-name="P2" draw:layer="layout" svg:x1="19.728cm" svg:y1="10.158cm" svg:x2="19.729cm" svg:y2="9.28cm">
          <text:p/>
        </draw:line>
        <draw:line draw:style-name="gr2" draw:text-style-name="P2" draw:layer="layout" svg:x1="20.021cm" svg:y1="10.158cm" svg:x2="20.022cm" svg:y2="9.28cm">
          <text:p/>
        </draw:line>
        <draw:line draw:style-name="gr2" draw:text-style-name="P2" draw:layer="layout" svg:x1="20.314cm" svg:y1="10.159cm" svg:x2="20.315cm" svg:y2="9.281cm">
          <text:p/>
        </draw:line>
        <draw:line draw:style-name="gr2" draw:text-style-name="P2" draw:layer="layout" svg:x1="20.606cm" svg:y1="10.159cm" svg:x2="20.607cm" svg:y2="9.281cm">
          <text:p/>
        </draw:line>
        <draw:line draw:style-name="gr2" draw:text-style-name="P2" xml:id="id41" draw:id="id41" draw:layer="layout" svg:x1="18.561cm" svg:y1="7.228cm" svg:x2="18.562cm" svg:y2="6.35cm">
          <text:p/>
        </draw:line>
        <draw:line draw:style-name="gr2" draw:text-style-name="P2" xml:id="id43" draw:id="id43" draw:layer="layout" svg:x1="18.854cm" svg:y1="7.228cm" svg:x2="18.855cm" svg:y2="6.35cm">
          <text:p/>
        </draw:line>
        <draw:line draw:style-name="gr2" draw:text-style-name="P2" xml:id="id45" draw:id="id45" draw:layer="layout" svg:x1="19.147cm" svg:y1="7.228cm" svg:x2="19.148cm" svg:y2="6.35cm">
          <text:p/>
        </draw:line>
        <draw:line draw:style-name="gr2" draw:text-style-name="P2" xml:id="id47" draw:id="id47" draw:layer="layout" svg:x1="19.44cm" svg:y1="7.229cm" svg:x2="19.441cm" svg:y2="6.351cm">
          <text:p/>
        </draw:line>
        <draw:line draw:style-name="gr2" draw:text-style-name="P2" xml:id="id17" draw:id="id17" draw:layer="layout" svg:x1="15.437cm" svg:y1="13.248cm" svg:x2="15.438cm" svg:y2="12.37cm">
          <text:p/>
        </draw:line>
        <draw:line draw:style-name="gr2" draw:text-style-name="P2" xml:id="id19" draw:id="id19" draw:layer="layout" svg:x1="15.73cm" svg:y1="13.248cm" svg:x2="15.731cm" svg:y2="12.37cm">
          <text:p/>
        </draw:line>
        <draw:line draw:style-name="gr2" draw:text-style-name="P2" xml:id="id21" draw:id="id21" draw:layer="layout" svg:x1="16.023cm" svg:y1="13.248cm" svg:x2="16.024cm" svg:y2="12.37cm">
          <text:p/>
        </draw:line>
        <draw:line draw:style-name="gr2" draw:text-style-name="P2" xml:id="id23" draw:id="id23" draw:layer="layout" svg:x1="16.316cm" svg:y1="13.249cm" svg:x2="16.317cm" svg:y2="12.371cm">
          <text:p/>
        </draw:line>
        <draw:line draw:style-name="gr2" draw:text-style-name="P2" xml:id="id25" draw:id="id25" draw:layer="layout" svg:x1="20.665cm" svg:y1="13.187cm" svg:x2="20.666cm" svg:y2="12.309cm">
          <text:p/>
        </draw:line>
        <draw:line draw:style-name="gr2" draw:text-style-name="P2" xml:id="id27" draw:id="id27" draw:layer="layout" svg:x1="20.958cm" svg:y1="13.187cm" svg:x2="20.959cm" svg:y2="12.309cm">
          <text:p/>
        </draw:line>
        <draw:line draw:style-name="gr2" draw:text-style-name="P2" xml:id="id29" draw:id="id29" draw:layer="layout" svg:x1="21.251cm" svg:y1="13.187cm" svg:x2="21.252cm" svg:y2="12.309cm">
          <text:p/>
        </draw:line>
        <draw:line draw:style-name="gr2" draw:text-style-name="P2" xml:id="id31" draw:id="id31" draw:layer="layout" svg:x1="21.544cm" svg:y1="13.188cm" svg:x2="21.545cm" svg:y2="12.31cm">
          <text:p/>
        </draw:line>
        <draw:connector draw:style-name="gr2" draw:text-style-name="P2" draw:layer="layout" draw:type="line" svg:x1="15.437cm" svg:y1="12.37cm" svg:x2="17.385cm" svg:y2="10.154cm" draw:start-shape="id17" draw:start-glue-point="0" draw:end-shape="id18" draw:end-glue-point="2" svg:d="M15437 12370l1948-2216" svg:viewBox="0 0 1949 2217">
          <text:p/>
        </draw:connector>
        <draw:connector draw:style-name="gr2" draw:text-style-name="P2" draw:layer="layout" draw:type="line" svg:x1="15.73cm" svg:y1="12.37cm" svg:x2="17.678cm" svg:y2="10.154cm" draw:start-shape="id19" draw:start-glue-point="0" draw:end-shape="id20" draw:end-glue-point="2" svg:d="M15730 12370l1948-2216" svg:viewBox="0 0 1949 2217">
          <text:p/>
        </draw:connector>
        <draw:connector draw:style-name="gr2" draw:text-style-name="P2" draw:layer="layout" draw:type="line" svg:x1="16.023cm" svg:y1="12.37cm" svg:x2="17.971cm" svg:y2="10.155cm" draw:start-shape="id21" draw:start-glue-point="0" draw:end-shape="id22" draw:end-glue-point="2" svg:d="M16023 12370l1948-2215" svg:viewBox="0 0 1949 2216">
          <text:p/>
        </draw:connector>
        <draw:connector draw:style-name="gr2" draw:text-style-name="P2" draw:layer="layout" draw:type="line" svg:x1="16.316cm" svg:y1="12.371cm" svg:x2="18.264cm" svg:y2="10.155cm" draw:start-shape="id23" draw:start-glue-point="0" draw:end-shape="id24" draw:end-glue-point="2" svg:d="M16316 12371l1948-2216" svg:viewBox="0 0 1949 2217">
          <text:p/>
        </draw:connector>
        <draw:connector draw:style-name="gr2" draw:text-style-name="P2" draw:layer="layout" draw:type="line" svg:x1="20.665cm" svg:y1="12.309cm" svg:x2="18.557cm" svg:y2="10.156cm" draw:start-shape="id25" draw:start-glue-point="0" draw:end-shape="id26" draw:end-glue-point="2" svg:d="M20665 12309l-2108-2153" svg:viewBox="0 0 2109 2154">
          <text:p/>
        </draw:connector>
        <draw:connector draw:style-name="gr2" draw:text-style-name="P2" draw:layer="layout" draw:type="line" svg:x1="20.958cm" svg:y1="12.309cm" svg:x2="18.849cm" svg:y2="10.156cm" draw:start-shape="id27" draw:start-glue-point="0" draw:end-shape="id28" draw:end-glue-point="2" svg:d="M20958 12309l-2109-2153" svg:viewBox="0 0 2110 2154">
          <text:p/>
        </draw:connector>
        <draw:connector draw:style-name="gr2" draw:text-style-name="P2" draw:layer="layout" draw:type="line" svg:x1="21.251cm" svg:y1="12.309cm" svg:x2="19.142cm" svg:y2="10.157cm" draw:start-shape="id29" draw:start-glue-point="0" draw:end-shape="id30" draw:end-glue-point="2" svg:d="M21251 12309l-2109-2152" svg:viewBox="0 0 2110 2153">
          <text:p/>
        </draw:connector>
        <draw:connector draw:style-name="gr2" draw:text-style-name="P2" draw:layer="layout" draw:type="line" svg:x1="21.544cm" svg:y1="12.31cm" svg:x2="19.435cm" svg:y2="10.157cm" draw:start-shape="id31" draw:start-glue-point="0" draw:end-shape="id32" draw:end-glue-point="2" svg:d="M21544 12310l-2109-2153" svg:viewBox="0 0 2110 2154">
          <text:p/>
        </draw:connector>
        <draw:frame draw:style-name="gr3" draw:text-style-name="P3" draw:layer="layout" svg:width="0.853cm" svg:height="0.962cm" svg:x="19.685cm" svg:y="9.843cm">
          <draw:text-box>
            <text:p>0</text:p>
          </draw:text-box>
        </draw:frame>
        <draw:custom-shape draw:style-name="gr4" draw:text-style-name="P1" draw:layer="layout" svg:width="3.81cm" svg:height="2.056cm" svg:x="19.05cm" svg:y="13.184cm">
          <text:p text:style-name="P1"><text:span text:style-name="T1">Leaf 4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2.056cm" svg:x="13.97cm" svg:y="13.184cm">
          <text:p text:style-name="P1"><text:span text:style-name="T1">Leaf 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5cm" svg:height="3.807cm" draw:transform="skewX (0.000349065850398866) rotate (1.5694000633933) translate (12.356cm 4.83cm)">
          <text:p text:style-name="P1"><text:span text:style-name="T1">Poseidon</text:span></text:p>
          <text:p text:style-name="P1"><text:span text:style-name="T1">Hash</text:span></text:p>
          <draw:enhanced-geometry svg:viewBox="0 0 21600 21600" draw:type="rectangle" draw:enhanced-path="M 0 0 L 21600 0 21600 21600 0 21600 0 0 Z N"/>
        </draw:custom-shape>
        <draw:line draw:style-name="gr2" draw:text-style-name="P2" xml:id="id34" draw:id="id34" draw:layer="layout" svg:x1="12.647cm" svg:y1="5.709cm" svg:x2="12.648cm" svg:y2="4.831cm">
          <text:p/>
        </draw:line>
        <draw:line draw:style-name="gr2" draw:text-style-name="P2" xml:id="id36" draw:id="id36" draw:layer="layout" svg:x1="12.94cm" svg:y1="5.709cm" svg:x2="12.941cm" svg:y2="4.831cm">
          <text:p/>
        </draw:line>
        <draw:line draw:style-name="gr2" draw:text-style-name="P2" xml:id="id38" draw:id="id38" draw:layer="layout" svg:x1="13.233cm" svg:y1="5.71cm" svg:x2="13.234cm" svg:y2="4.832cm">
          <text:p/>
        </draw:line>
        <draw:line draw:style-name="gr2" draw:text-style-name="P2" xml:id="id40" draw:id="id40" draw:layer="layout" svg:x1="13.526cm" svg:y1="5.71cm" svg:x2="13.527cm" svg:y2="4.832cm">
          <text:p/>
        </draw:line>
        <draw:line draw:style-name="gr2" draw:text-style-name="P2" xml:id="id42" draw:id="id42" draw:layer="layout" svg:x1="13.819cm" svg:y1="5.711cm" svg:x2="13.82cm" svg:y2="4.833cm">
          <text:p/>
        </draw:line>
        <draw:line draw:style-name="gr2" draw:text-style-name="P2" xml:id="id44" draw:id="id44" draw:layer="layout" svg:x1="14.111cm" svg:y1="5.711cm" svg:x2="14.112cm" svg:y2="4.833cm">
          <text:p/>
        </draw:line>
        <draw:line draw:style-name="gr2" draw:text-style-name="P2" xml:id="id46" draw:id="id46" draw:layer="layout" svg:x1="14.404cm" svg:y1="5.712cm" svg:x2="14.405cm" svg:y2="4.834cm">
          <text:p/>
        </draw:line>
        <draw:line draw:style-name="gr2" draw:text-style-name="P2" xml:id="id48" draw:id="id48" draw:layer="layout" svg:x1="14.697cm" svg:y1="5.712cm" svg:x2="14.698cm" svg:y2="4.834cm">
          <text:p/>
        </draw:line>
        <draw:line draw:style-name="gr2" draw:text-style-name="P2" draw:layer="layout" svg:x1="14.99cm" svg:y1="5.713cm" svg:x2="14.991cm" svg:y2="4.835cm">
          <text:p/>
        </draw:line>
        <draw:line draw:style-name="gr2" draw:text-style-name="P2" draw:layer="layout" svg:x1="15.283cm" svg:y1="5.713cm" svg:x2="15.284cm" svg:y2="4.835cm">
          <text:p/>
        </draw:line>
        <draw:line draw:style-name="gr2" draw:text-style-name="P2" draw:layer="layout" svg:x1="15.576cm" svg:y1="5.714cm" svg:x2="15.577cm" svg:y2="4.836cm">
          <text:p/>
        </draw:line>
        <draw:line draw:style-name="gr2" draw:text-style-name="P2" draw:layer="layout" svg:x1="15.868cm" svg:y1="5.714cm" svg:x2="15.869cm" svg:y2="4.836cm">
          <text:p/>
        </draw:line>
        <draw:line draw:style-name="gr2" draw:text-style-name="P2" draw:layer="layout" svg:x1="13.823cm" svg:y1="2.783cm" svg:x2="13.824cm" svg:y2="1.905cm">
          <text:p/>
        </draw:line>
        <draw:line draw:style-name="gr2" draw:text-style-name="P2" draw:layer="layout" svg:x1="14.116cm" svg:y1="2.783cm" svg:x2="14.117cm" svg:y2="1.905cm">
          <text:p/>
        </draw:line>
        <draw:line draw:style-name="gr2" draw:text-style-name="P2" draw:layer="layout" svg:x1="14.409cm" svg:y1="2.783cm" svg:x2="14.41cm" svg:y2="1.905cm">
          <text:p/>
        </draw:line>
        <draw:line draw:style-name="gr2" draw:text-style-name="P2" draw:layer="layout" svg:x1="14.702cm" svg:y1="2.784cm" svg:x2="14.703cm" svg:y2="1.906cm">
          <text:p/>
        </draw:line>
        <draw:frame draw:style-name="gr3" draw:text-style-name="P3" draw:layer="layout" svg:width="0.853cm" svg:height="0.962cm" svg:x="14.99cm" svg:y="5.079cm">
          <draw:text-box>
            <text:p>0</text:p>
          </draw:text-box>
        </draw:frame>
        <draw:connector draw:style-name="gr2" draw:text-style-name="P2" draw:layer="layout" draw:type="line" svg:x1="9.036cm" svg:y1="6.35cm" svg:x2="12.647cm" svg:y2="5.709cm" draw:start-shape="id33" draw:start-glue-point="0" draw:end-shape="id34" draw:end-glue-point="2" svg:d="M9036 6350l3611-641" svg:viewBox="0 0 3612 642">
          <text:p/>
        </draw:connector>
        <draw:connector draw:style-name="gr2" draw:text-style-name="P2" draw:layer="layout" draw:type="line" svg:x1="9.329cm" svg:y1="6.35cm" svg:x2="12.94cm" svg:y2="5.709cm" draw:start-shape="id35" draw:start-glue-point="0" draw:end-shape="id36" draw:end-glue-point="2" svg:d="M9329 6350l3611-641" svg:viewBox="0 0 3612 642">
          <text:p/>
        </draw:connector>
        <draw:connector draw:style-name="gr2" draw:text-style-name="P2" draw:layer="layout" draw:type="line" svg:x1="9.622cm" svg:y1="6.35cm" svg:x2="13.233cm" svg:y2="5.71cm" draw:start-shape="id37" draw:start-glue-point="0" draw:end-shape="id38" draw:end-glue-point="2" svg:d="M9622 6350l3611-640" svg:viewBox="0 0 3612 641">
          <text:p/>
        </draw:connector>
        <draw:connector draw:style-name="gr2" draw:text-style-name="P2" draw:layer="layout" draw:type="line" svg:x1="9.915cm" svg:y1="6.351cm" svg:x2="13.526cm" svg:y2="5.71cm" draw:start-shape="id39" draw:start-glue-point="0" draw:end-shape="id40" draw:end-glue-point="2" svg:d="M9915 6351l3611-641" svg:viewBox="0 0 3612 642">
          <text:p/>
        </draw:connector>
        <draw:connector draw:style-name="gr2" draw:text-style-name="P2" draw:layer="layout" draw:type="line" svg:x1="18.561cm" svg:y1="6.35cm" svg:x2="13.819cm" svg:y2="5.711cm" draw:start-shape="id41" draw:start-glue-point="0" draw:end-shape="id42" draw:end-glue-point="2" svg:d="M18561 6350l-4742-639" svg:viewBox="0 0 4743 640">
          <text:p/>
        </draw:connector>
        <draw:connector draw:style-name="gr2" draw:text-style-name="P2" draw:layer="layout" draw:type="line" svg:x1="18.854cm" svg:y1="6.35cm" svg:x2="14.111cm" svg:y2="5.711cm" draw:start-shape="id43" draw:start-glue-point="0" draw:end-shape="id44" draw:end-glue-point="2" svg:d="M18854 6350l-4743-639" svg:viewBox="0 0 4744 640">
          <text:p/>
        </draw:connector>
        <draw:connector draw:style-name="gr2" draw:text-style-name="P2" draw:layer="layout" draw:type="line" svg:x1="19.147cm" svg:y1="6.35cm" svg:x2="14.404cm" svg:y2="5.712cm" draw:start-shape="id45" draw:start-glue-point="0" draw:end-shape="id46" draw:end-glue-point="2" svg:d="M19147 6350l-4743-638" svg:viewBox="0 0 4744 639">
          <text:p/>
        </draw:connector>
        <draw:connector draw:style-name="gr2" draw:text-style-name="P2" draw:layer="layout" draw:type="line" svg:x1="19.44cm" svg:y1="6.351cm" svg:x2="14.697cm" svg:y2="5.712cm" draw:start-shape="id47" draw:start-glue-point="0" draw:end-shape="id48" draw:end-glue-point="2" svg:d="M19440 6351l-4743-639" svg:viewBox="0 0 4744 640">
          <text:p/>
        </draw:connector>
        <draw:custom-shape draw:style-name="gr5" draw:text-style-name="P4" draw:layer="layout" svg:width="3.175cm" svg:height="1.27cm" svg:x="12.7cm" svg:y="0.635cm">
          <text:p text:style-name="P4"><text:span text:style-name="T2">roo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8T12:02:00.969623999</meta:creation-date>
    <dc:title>Personal</dc:title>
    <meta:editing-duration>PT23M43S</meta:editing-duration>
    <meta:editing-cycles>4</meta:editing-cycles>
    <meta:generator>LibreOffice/7.3.5.2$Linux_X86_64 LibreOffice_project/30$Build-2</meta:generator>
    <dc:date>2022-09-08T15:29:57.058453246</dc:date>
    <meta:document-statistic meta:object-count="122"/>
  </office:meta>
</office:document-meta>
</file>